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6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8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9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1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2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143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ncient Gold Mines</text:p>
          </table:table-cell>
          <table:table-cell table:style-name="ce21" office:value-type="string">
            <text:p>Remisence of ancient mining activity, ~1000 y old</text:p>
          </table:table-cell>
          <table:table-cell table:style-name="ce26" office:value-type="float" office:value="22.585135">
            <text:p>22.5851350</text:p>
          </table:table-cell>
          <table:table-cell table:style-name="ce31" office:value-type="float" office:value="39.751746">
            <text:p>39.7517460</text:p>
          </table:table-cell>
          <table:table-cell table:style-name="ce27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33" office:value-type="float" office:value="24.944833333333335">
            <text:p>24.9448333</text:p>
          </table:table-cell>
          <table:table-cell table:style-name="ce33" office:value-type="float" office:value="45.99225">
            <text:p>45.992250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dern Gold Prospect</text:p>
          </table:table-cell>
          <table:table-cell table:style-name="ce21" office:value-type="string">
            <text:p>The site is in a easily accessable wadi flanked by high mountains. The prospect site is perforated by many boreholes into a copper rich geological mineralisation.</text:p>
          </table:table-cell>
          <table:table-cell table:style-name="ce26" office:value-type="float" office:value="22.590244">
            <text:p>22.5902440</text:p>
          </table:table-cell>
          <table:table-cell table:style-name="ce31" office:value-type="float" office:value="39.753673">
            <text:p>39.7536730</text:p>
          </table:table-cell>
          <table:table-cell table:style-name="ce27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9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2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200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201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2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3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4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5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6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7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6" office:value-type="float" office:value="21.4833997">
            <text:p>21.4833997</text:p>
          </table:table-cell>
          <table:table-cell table:style-name="ce26" office:value-type="float" office:value="39.1843755">
            <text:p>39.1843755</text:p>
          </table:table-cell>
          <table:table-cell table:style-name="ce27" table:formula="oooc:=VLOOKUP([.F208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10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11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2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5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6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9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20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3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4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9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30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31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32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3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34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5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1" office:value-type="string">
            <text:p>[http://www.openstreetmap.org/way/305372819]</text:p>
          </table:table-cell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6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7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8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39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Moon mountain</text:p>
          </table:table-cell>
          <table:table-cell table:style-name="ce21" office:value-type="string">
            <text:p>Thanks to Greg Wickham</text:p>
          </table:table-cell>
          <table:table-cell table:style-name="ce26" office:value-type="float" office:value="22.053123">
            <text:p>22.0531230</text:p>
          </table:table-cell>
          <table:table-cell table:style-name="ce26" office:value-type="float" office:value="39.470894">
            <text:p>39.4708940</text:p>
          </table:table-cell>
          <table:table-cell table:style-name="ce27" table:formula="oooc:=VLOOKUP([.F240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33" office:value-type="float" office:value="21.161027777777775">
            <text:p>21.1610278</text:p>
          </table:table-cell>
          <table:table-cell table:style-name="ce33" office:value-type="float" office:value="39.957">
            <text:p>39.9570000</text:p>
          </table:table-cell>
          <table:table-cell table:style-name="ce27" table:formula="oooc:=VLOOKUP([.F241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5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5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4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5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6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57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2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61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62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4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5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6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7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8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9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2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70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71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72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3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4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5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6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33" table:formula="oooc:=[.A5]+[.B5]/60+[.C5]/3600" office:value-type="string">
            <text:p>21.1610278</text:p>
          </table:table-cell>
          <table:table-cell table:style-name="ce33" table:formula="oooc:=[.A9]+[.B9]/60+[.C9]/3600" office:value-type="string">
            <text:p>39.9570000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.7">
            <text:p>39.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4"/>
        </table:table-row>
        <table:table-row table:style-name="ro2">
          <table:table-cell table:style-name="ce35"/>
        </table:table-row>
        <table:table-row table:style-name="ro2">
          <table:table-cell/>
          <table:table-cell table:style-name="ce36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